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692cm" fo:margin-left="-1.009cm" fo:margin-top="0cm" fo:margin-bottom="0cm" table:align="left" style:writing-mode="lr-tb"/>
    </style:style>
    <style:style style:name="Table1.A" style:family="table-column">
      <style:table-column-properties style:column-width="10.5cm"/>
    </style:style>
    <style:style style:name="Table1.B" style:family="table-column">
      <style:table-column-properties style:column-width="7.1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 style:master-page-name="Standard">
      <style:paragraph-properties fo:margin-top="0cm" fo:margin-bottom="0cm" loext:contextual-spacing="false" fo:line-height="100%" fo:text-align="justify" style:justify-single-word="false" style:page-number="auto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49cm" style:auto-text-indent="false"/>
    </style:style>
    <style:style style:name="P10" style:family="paragraph" style:parent-style-name="Standard" style:list-style-name="">
      <loext:graphic-properties draw:fill="solid" draw:fill-color="#ffffff"/>
      <style:paragraph-properties fo:margin-top="0.265cm" fo:margin-bottom="0cm" loext:contextual-spacing="false" fo:line-height="100%" fo:background-color="#ffffff"/>
    </style:style>
    <style:style style:name="P11" style:family="paragraph" style:parent-style-name="Heading_20_5" style:list-style-name="">
      <loext:graphic-properties draw:fill="solid" draw:fill-color="#ffffff"/>
      <style:paragraph-properties fo:margin-top="0.265cm" fo:margin-bottom="0cm" loext:contextual-spacing="false" fo:line-height="100%" fo:background-color="#ffffff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fo:color="#ff0000"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fo:color="#333333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9" style:family="text">
      <style:text-properties fo:color="#333333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Уважаемые соискатели! Просим Вас корректно и без ошибок внести данные, необходимые при размещении информации на сайтах РУДН, ВАК и РГБ, а также для заполнения ИКД. <text:s/>Писать следует с Заглавной буквы (не вкл. С</text:span><text:span text:style-name="T3">apsLock</text:span><text:span text:style-name="T1">!!!!)</text:span><text:span text:style-name="T5">. </text:span><text:span text:style-name="T1">Документ следует сохранить в формате </text:span><text:span text:style-name="T4">Word</text:span><text:span text:style-name="T6">, </text:span><text:span text:style-name="T1">чтобы можно было копировать. Если в период прохождения процедуры защиты данные менялись, необходимо внести исправления в документ и выслать его повторно. </text:span></text:p>
      <text:p text:style-name="P8"/>
      <text:p text:style-name="P9"><text:span text:style-name="T5">Информация о соискателе ученой степени</text:span></text:p>
      <text:p text:style-name="P9"><text:span text:style-name="T5"><text:s text:c="58"/></text:span><text:span text:style-name="T7">(примеры заполнения)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">Фамилия </text:span></text:p>
            <text:p text:style-name="P2"><text:span text:style-name="T1">Имя </text:span></text:p>
            <text:p text:style-name="P2"><text:span text:style-name="T1">Отчество </text:span></text:p>
            <text:p text:style-name="P4"/>
          </table:table-cell>
          <table:table-cell table:style-name="Table1.A1" office:value-type="string">
            <text:p text:style-name="P2"><text:span text:style-name="T1">Иванов </text:span></text:p>
            <text:p text:style-name="P2"><text:span text:style-name="T1">Иван </text:span></text:p>
            <text:p text:style-name="P2"><text:span text:style-name="T1">Иванович</text:span>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ФИО на английском языке (по загранпаспорту)</text:span></text:p>
          </table:table-cell>
          <table:table-cell table:style-name="Table1.A1" office:value-type="string">
            <text:p text:style-name="P2"><text:span text:style-name="T3">Ivanov Ivan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Гражданство, пол (мужской/женский)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Дата рождения <text:s text:c="6"/></text:span></text:p>
          </table:table-cell>
          <table:table-cell table:style-name="Table1.A1" office:value-type="string">
            <text:p text:style-name="P2"><text:span text:style-name="T3">01.01.1991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Адрес регистрации (с индексом) по паспорту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Электронная почта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Контактный телефон 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СНИЛС (для граждан РФ)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<text:span text:style-name="T1">ИНН (для граждан РФ)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<text:span text:style-name="T1">Обучение в аспирантуре/докторантуре </text:span></text:p>
            <text:p text:style-name="P2"><text:span text:style-name="T1">/прикрепление/соискательство; </text:span></text:p>
            <text:p text:style-name="P2"><text:span text:style-name="T1">сроки, форма обучения, ВУЗ</text:span></text:p>
            <text:p text:style-name="P4"/>
          </table:table-cell>
          <table:table-cell table:style-name="Table1.A1" office:value-type="string">
            <text:p text:style-name="P2"><text:span text:style-name="T1">01.09.2017-01.09.2020 аспирантура,</text:span></text:p>
            <text:p text:style-name="P2"><text:span text:style-name="T1">очно/заочно, бюджет/контракт, РУДН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<text:span text:style-name="T1">Ученая степень (для докторской)</text:span></text:p>
          </table:table-cell>
          <table:table-cell table:style-name="Table1.A1" office:value-type="string">
            <text:p text:style-name="P2"><text:span text:style-name="T1">кандидат медицинских наук</text:span></text:p>
            <text:p text:style-name="P2"><text:span text:style-name="T1">(серия, номер диплома)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Ученое звание (при наличии)</text:span></text:p>
          </table:table-cell>
          <table:table-cell table:style-name="Table1.A1" office:value-type="string">
            <text:p text:style-name="P2"><text:span text:style-name="T1">доцент, профессор</text:span></text:p>
            <text:p text:style-name="P2"><text:span text:style-name="T1">(серия, номер аттестата) 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Место работы соискателя</text:span></text:p>
            <text:p text:style-name="P3"><text:span text:style-name="T2">(в настоящее время)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<text:span text:style-name="T1">Название организации (полное)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Ведомственная принадлежность</text:span></text:p>
            <text:p text:style-name="P2"><text:span text:style-name="T1"><text:s/>(Министерство, Департамент)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Подразделение (кафедра, отделение, лаборатория)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Должность 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Адрес организации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5">Диссертация:</text:span></text:p>
          </table:table-cell>
          <table:table-cell table:style-name="Table1.A1" office:value-type="string">
            <text:p text:style-name="P2"><text:span text:style-name="T1">докторская/кандидатская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Тема (без кавычек, с заглавной буквы)</text:span></text:p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2"><text:span text:style-name="T1">Шифр научной специальности</text:span></text:p>
          </table:table-cell>
          <table:table-cell table:style-name="Table1.A1" office:value-type="string">
            <text:p text:style-name="P2"><text:span text:style-name="T1">05.13.17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Отрасль наук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Ключевые слова (2-3 слова)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Количество томов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Общее количество страниц (если 2 т., то в каждом)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Количество приложений </text:span></text:p>
            <text:p text:style-name="P2"><text:span text:style-name="T1">(указать страницы в тексте с…по…)</text:span></text:p>
          </table:table-cell>
          <table:table-cell table:style-name="Table1.A1" office:value-type="string">
            <text:p text:style-name="P2"><text:span text:style-name="T1">5</text:span></text:p>
            <text:p text:style-name="P2"><text:span text:style-name="T1">120-128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Количество таблиц <text:s/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Количество рисунков 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Количество источников (общее)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Список литературы </text:span></text:p>
            <text:p text:style-name="P2"><text:span text:style-name="T1">(указать страницы в тексте с…по…)</text:span></text:p>
          </table:table-cell>
          <table:table-cell table:style-name="Table1.A1" office:value-type="string">
            <text:p text:style-name="P4"/>
            <text:p text:style-name="P2"><text:span text:style-name="T1">100-120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5">Научные труды: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<text:span text:style-name="T2">Общее количество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<text:span text:style-name="T2">По теме диссертации (согласно списку публикаций):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h text:style-name="P10" text:outline-level="5"><text:span text:style-name="T8">- в изданиях, входящих в международные базы данных </text:span></text:h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h text:style-name="P11" text:outline-level="5"><text:span text:style-name="T9"> - в изданиях из Перечня </text:span><text:bookmark-start text:name="_GoBack"/><text:span text:style-name="T10">ВАК РФ / Перечня РУДН/ </text:span><text:span text:style-name="T11">RCSI</text:span><text:span text:style-name="T10"> </text:span><text:bookmark-end text:name="_GoBack"/></text:h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<text:span text:style-name="T1">монографий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<text:span text:style-name="T1">патентов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<text:span text:style-name="T5">Организация, в которой выполнена диссертация: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<text:span text:style-name="T1">Название организации (полное)</text:span></text:p>
          </table:table-cell>
          <table:table-cell table:style-name="Table1.A1" office:value-type="string">
            <text:p text:style-name="P2"><text:span text:style-name="T1">Федеральное государственное автономное образовательное учреждении высшего образования «Российский университет дружбы народов имени Патриса Лумумбы» (РУДН) 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Ведомственная принадлежность (обязательно)</text:span></text:p>
          </table:table-cell>
          <table:table-cell table:style-name="Table1.A1" office:value-type="string">
            <text:p text:style-name="P2"><text:span text:style-name="T1">Министерство науки и высшего образования Российской Федерации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<text:span text:style-name="T1"><text:s/>Кафедра, отдел, лаборатория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Адрес организации</text:span></text:p>
          </table:table-cell>
          <table:table-cell table:style-name="Table1.A1" office:value-type="string">
            <text:p text:style-name="P2"><text:span text:style-name="T1">117198, г. Москва, ул. Миклухо-Маклая, д.6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Научный руководитель/консультант: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<text:s/>Фамилия Имя Отчество 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Ученая степень, ученое звание 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Место работы: 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Название организации (полное)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Ведомственная принадлежность (обязательно)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<text:s/>Кафедра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1">Должность </text:span></text:p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2"><text:span text:style-name="T1">Адрес организации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  <text:p text:style-name="Standard"><text:span text:style-name="T6">Аннотация на русском и английском языках</text:span><text:span text:style-name="T1"> (с указанием ФИО и темы диссертации)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Default_20_Paragraph_20_Font" style:display-name="Default Paragraph Font" style:family="text"/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.anisenko</meta:initial-creator>
    <dc:creator>Пользователь</dc:creator>
    <meta:editing-cycles>21</meta:editing-cycles>
    <meta:creation-date>2019-02-12T20:00:00</meta:creation-date>
    <dc:date>2024-03-14T11:31:00</dc:date>
    <meta:editing-duration>PT5H9M</meta:editing-duration>
    <meta:generator>LibreOffice/6.0.7.3$Linux_X86_64 LibreOffice_project/dc89aa7a9eabfd848af146d5086077aeed2ae4a5</meta:generator>
    <meta:document-statistic meta:table-count="1" meta:image-count="0" meta:object-count="0" meta:page-count="7" meta:paragraph-count="82" meta:word-count="318" meta:character-count="2624" meta:non-whitespace-character-count="229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